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towire in spring boot:</text:p>
      <text:p text:style-name="Standard"/>
      <text:p text:style-name="Standard">By name</text:p>
      <text:p text:style-name="Standard">By type - default</text:p>
      <text:p text:style-name="Standard">constructor</text:p>
      <text:p text:style-name="Standard">setter</text:p>
      <text:p text:style-name="Standard">@Qualifier</text:p>
      <text:p text:style-name="Standard">custom qualifier annotation</text:p>
      <text:p text:style-name="Standard">@primary</text:p>
      <text:p text:style-name="Standard">@Resource</text:p>
      <text:p text:style-name="Standard">@Inject</text:p>
      <text:p text:style-name="Standard"/>
      <text:p text:style-name="Standard">https://www.youtube.com/watch?v=myW9bh9iSm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8-11T12:45:27.37</meta:creation-date>
    <dc:date>2023-08-11T13:02:07.84</dc:date>
    <meta:editing-duration>PT16M40S</meta:editing-duration>
    <meta:editing-cycles>3</meta:editing-cycles>
    <meta:generator>OpenOffice/4.1.14$Win32 OpenOffice.org_project/4114m1$Build-9811</meta:generator>
    <meta:document-statistic meta:table-count="0" meta:image-count="0" meta:object-count="0" meta:page-count="1" meta:paragraph-count="11" meta:word-count="20" meta:character-count="169"/>
  </office:meta>
</office:document-meta>
</file>